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32cd32" draw:textarea-horizontal-align="justify" draw:textarea-vertical-align="middle" draw:auto-grow-height="false" fo:min-height="1.25cm" fo:min-width="1.75cm"/>
      <style:paragraph-properties style:writing-mode="lr-tb"/>
    </style:style>
    <style:style style:name="gr4" style:family="graphic" style:parent-style-name="standard">
      <style:graphic-properties svg:stroke-width="0.053cm" svg:stroke-color="#ff0000" draw:marker-start-width="0.279cm" draw:marker-end-width="0.279cm" draw:textarea-horizontal-align="justify" draw:textarea-vertical-align="middle" draw:auto-grow-height="false" fo:min-height="1.25cm" fo:min-width="1.7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ffa500" draw:textarea-horizontal-align="justify" draw:textarea-vertical-align="middle" draw:auto-grow-height="false" fo:min-height="1.25cm" fo:min-width="1.75cm"/>
      <style:paragraph-properties style:writing-mode="lr-tb"/>
    </style:style>
    <style:style style:name="gr6" style:family="graphic" style:parent-style-name="objectwithoutfill">
      <style:graphic-properties svg:stroke-width="0.053cm" svg:stroke-color="#ffa5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2cd32"/>
      <style:paragraph-properties fo:text-align="center"/>
    </style:style>
    <style:style style:name="P4" style:family="paragraph">
      <loext:graphic-properties draw:fill-color="#ffa5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25cm" svg:height="1.5cm" svg:x="8.75cm" svg:y="4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25cm" svg:height="1.5cm" svg:x="12.5cm" svg:y="7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5cm" svg:height="1.5cm" svg:x="8.75cm" svg:y="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5cm" svg:height="1.5cm" svg:x="8.75cm" svg:y="7.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25cm" svg:height="1.5cm" svg:x="5cm" svg:y="4.75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7.25cm" svg:y1="5.5cm" svg:x2="8.75cm" svg:y2="5.5cm" draw:start-shape="id1" draw:end-shape="id2" draw:end-glue-point="3" svg:d="M7250 5500h1500" svg:viewBox="0 0 1501 1">
          <text:p/>
        </draw:connector>
        <draw:connector draw:style-name="gr2" draw:text-style-name="P2" draw:layer="layout" draw:type="curve" svg:x1="9.875cm" svg:y1="4.75cm" svg:x2="9.875cm" svg:y2="3cm" draw:start-shape="id2" draw:start-glue-point="0" draw:end-shape="id3" draw:end-glue-point="2" svg:d="M9875 4750v-1750" svg:viewBox="0 0 1 1751">
          <text:p/>
        </draw:connector>
        <draw:connector draw:style-name="gr2" draw:text-style-name="P2" draw:layer="layout" draw:type="curve" svg:x1="9.875cm" svg:y1="6.25cm" svg:x2="9.875cm" svg:y2="7.5cm" draw:start-shape="id2" draw:start-glue-point="2" draw:end-shape="id4" draw:end-glue-point="0" svg:d="M9875 6250v1250" svg:viewBox="0 0 1 1251">
          <text:p/>
        </draw:connector>
        <draw:connector draw:style-name="gr2" draw:text-style-name="P2" draw:layer="layout" draw:type="curve" svg:x1="11cm" svg:y1="8.25cm" svg:x2="12.5cm" svg:y2="8.25cm" draw:start-shape="id4" draw:end-shape="id5" svg:d="M11000 8250h1500" svg:viewBox="0 0 1501 1">
          <text:p/>
        </draw:connector>
      </draw:page>
      <draw:page draw:name="page2" draw:style-name="dp1" draw:master-page-name="Standard">
        <draw:custom-shape draw:style-name="gr1" draw:text-style-name="P1" xml:id="id9" draw:id="id9" draw:layer="layout" svg:width="2.25cm" svg:height="1.5cm" svg:x="16.75cm" svg:y="10.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2.25cm" svg:height="1.5cm" svg:x="7.75cm" svg:y="10.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25cm" svg:height="1.5cm" svg:x="11.25cm" svg:y="10.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.25cm" svg:height="1.5cm" svg:x="7.75cm" svg:y="7.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25cm" svg:height="1.5cm" svg:x="20.25cm" svg:y="5.2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5cm" svg:height="1.5cm" svg:x="1.25cm" svg:y="4.2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3" xml:id="id22" draw:id="id22" draw:layer="layout" svg:width="2.25cm" svg:height="1.5cm" svg:x="1.25cm" svg:y="7.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2.25cm" svg:height="1.5cm" svg:x="10cm" svg:y="1.2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2.25cm" svg:height="1.5cm" svg:x="5cm" svg:y="7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2.25cm" svg:height="1.5cm" svg:x="4cm" svg:y="11.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25cm" svg:height="1.5cm" svg:x="5.75cm" svg:y="4.2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25cm" svg:height="1.5cm" svg:x="13.5cm" svg:y="4.2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3" draw:text-style-name="P3" xml:id="id27" draw:id="id27" draw:layer="layout" svg:width="2.25cm" svg:height="1.5cm" svg:x="24cm" svg:y="6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2.25cm" svg:height="1.5cm" svg:x="20.25cm" svg:y="8.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25cm" svg:height="1.5cm" svg:x="20.25cm" svg:y="12.7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2.25cm" svg:height="1.5cm" svg:x="16.75cm" svg:y="14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25cm" svg:height="1.5cm" svg:x="11.25cm" svg:y="13.7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2.25cm" svg:height="1.5cm" svg:x="24cm" svg:y="8.7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2.25cm" svg:height="1.5cm" svg:x="20.25cm" svg:y="15.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2.25cm" svg:height="1.5cm" svg:x="10cm" svg:y="4.25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3" draw:text-style-name="P3" xml:id="id31" draw:id="id31" draw:layer="layout" svg:width="2.25cm" svg:height="1.5cm" svg:x="1.25cm" svg:y="14.5cm">
          <text:p text:style-name="P1">21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25cm" svg:height="1.5cm" svg:x="5.75cm" svg:y="1.25cm">
          <text:p text:style-name="P1">22</text:p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2.25cm" svg:height="1.5cm" svg:x="24cm" svg:y="12.75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3" draw:text-style-name="P3" xml:id="id24" draw:id="id24" draw:layer="layout" svg:width="2.25cm" svg:height="1.5cm" svg:x="1.25cm" svg:y="11.5cm">
          <text:p text:style-name="P1">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2.25cm" svg:height="1.5cm" svg:x="1.25cm" svg:y="1.25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.375cm" svg:y1="2.75cm" svg:x2="2.375cm" svg:y2="4.25cm" draw:start-shape="id6" draw:start-glue-point="2" draw:end-shape="id7" draw:end-glue-point="0" svg:d="M2375 2750v1500" svg:viewBox="0 0 1 1501">
          <text:p/>
        </draw:connector>
        <draw:connector draw:style-name="gr2" draw:text-style-name="P2" draw:layer="layout" draw:type="curve" svg:x1="3.5cm" svg:y1="2cm" svg:x2="5.75cm" svg:y2="2cm" draw:start-shape="id6" draw:start-glue-point="1" draw:end-shape="id8" draw:end-glue-point="3" svg:d="M3500 2000h2250" svg:viewBox="0 0 2251 1">
          <text:p/>
        </draw:connector>
        <draw:connector draw:style-name="gr2" draw:text-style-name="P2" draw:layer="layout" draw:type="curve" svg:x1="19cm" svg:y1="11.5cm" svg:x2="20.25cm" svg:y2="13.5cm" draw:start-shape="id9" draw:end-shape="id10" draw:end-glue-point="3" svg:d="M19000 11500c937 0 313 2000 1250 2000" svg:viewBox="0 0 1251 2001">
          <text:p/>
        </draw:connector>
        <draw:connector draw:style-name="gr2" draw:text-style-name="P2" draw:layer="layout" draw:type="curve" svg:x1="19cm" svg:y1="11.5cm" svg:x2="20.25cm" svg:y2="6cm" draw:start-shape="id9" draw:end-shape="id11" draw:end-glue-point="3" svg:d="M19000 11500c937 0 313-5500 1250-5500" svg:viewBox="0 0 1251 5501">
          <text:p/>
        </draw:connector>
        <draw:connector draw:style-name="gr2" draw:text-style-name="P2" draw:layer="layout" draw:type="curve" svg:x1="16.75cm" svg:y1="11.5cm" svg:x2="13.5cm" svg:y2="14.5cm" draw:start-shape="id9" draw:end-shape="id12" draw:end-glue-point="1" svg:d="M16750 11500c-2437 0-813 3000-3250 3000" svg:viewBox="0 0 3251 3001">
          <text:p/>
        </draw:connector>
        <draw:connector draw:style-name="gr2" draw:text-style-name="P2" draw:layer="layout" draw:type="curve" svg:x1="17.875cm" svg:y1="12.25cm" svg:x2="17.875cm" svg:y2="14cm" draw:start-shape="id9" draw:end-shape="id13" svg:d="M17875 12250v1750" svg:viewBox="0 0 1 1751">
          <text:p/>
        </draw:connector>
        <draw:connector draw:style-name="gr2" draw:text-style-name="P2" draw:layer="layout" draw:type="curve" svg:x1="8.875cm" svg:y1="10.75cm" svg:x2="8.875cm" svg:y2="9.25cm" draw:start-shape="id14" draw:end-shape="id15" draw:end-glue-point="2" svg:d="M8875 10750v-1500" svg:viewBox="0 0 1 1501">
          <text:p/>
        </draw:connector>
        <draw:connector draw:style-name="gr2" draw:text-style-name="P2" draw:layer="layout" draw:type="curve" svg:x1="8.875cm" svg:y1="10.75cm" svg:x2="6.125cm" svg:y2="9.25cm" draw:start-shape="id14" draw:start-glue-point="0" draw:end-shape="id16" svg:d="M8875 10750c0-1125-2750-375-2750-1500" svg:viewBox="0 0 2751 1501">
          <text:p/>
        </draw:connector>
        <draw:connector draw:style-name="gr2" draw:text-style-name="P2" draw:layer="layout" draw:type="curve" svg:x1="11.25cm" svg:y1="11.5cm" svg:x2="10cm" svg:y2="8.5cm" draw:start-shape="id17" draw:end-shape="id15" draw:end-glue-point="1" svg:d="M11250 11500c-937 0-313-3000-1250-3000" svg:viewBox="0 0 1251 3001">
          <text:p/>
        </draw:connector>
        <draw:connector draw:style-name="gr2" draw:text-style-name="P2" draw:layer="layout" draw:type="curve" svg:x1="13.5cm" svg:y1="11.5cm" svg:x2="20.25cm" svg:y2="6cm" draw:start-shape="id17" draw:end-shape="id11" svg:d="M13500 11500c5062 0 1688-5500 6750-5500" svg:viewBox="0 0 6751 5501">
          <text:p/>
        </draw:connector>
        <draw:connector draw:style-name="gr2" draw:text-style-name="P2" draw:layer="layout" draw:type="curve" svg:x1="12.375cm" svg:y1="12.25cm" svg:x2="12.375cm" svg:y2="13.75cm" draw:start-shape="id17" draw:end-shape="id12" svg:d="M12375 12250v1500" svg:viewBox="0 0 1 1501">
          <text:p/>
        </draw:connector>
        <draw:connector draw:style-name="gr2" draw:text-style-name="P2" draw:layer="layout" draw:type="curve" svg:x1="12.375cm" svg:y1="10.75cm" svg:x2="11.125cm" svg:y2="5.75cm" draw:start-shape="id17" draw:start-glue-point="0" draw:end-shape="id18" draw:end-glue-point="2" svg:d="M12375 10750c0-3750-1250-1250-1250-5000" svg:viewBox="0 0 1251 5001">
          <text:p/>
        </draw:connector>
        <draw:connector draw:style-name="gr2" draw:text-style-name="P2" draw:layer="layout" draw:type="curve" svg:x1="8.875cm" svg:y1="7.75cm" svg:x2="6.875cm" svg:y2="5.75cm" draw:start-shape="id15" draw:start-glue-point="0" draw:end-shape="id19" draw:end-glue-point="2" svg:d="M8875 7750c0-1500-2000-500-2000-2000" svg:viewBox="0 0 2001 2001">
          <text:p/>
        </draw:connector>
        <draw:connector draw:style-name="gr2" draw:text-style-name="P2" draw:layer="layout" draw:type="curve" svg:x1="20.25cm" svg:y1="6cm" svg:x2="12.25cm" svg:y2="2cm" draw:start-shape="id11" draw:start-glue-point="3" draw:end-shape="id20" draw:end-glue-point="1" svg:d="M20250 6000c-6000 0-2000-4000-8000-4000" svg:viewBox="0 0 8001 4001">
          <text:p/>
        </draw:connector>
        <draw:connector draw:style-name="gr2" draw:text-style-name="P2" draw:layer="layout" draw:type="curve" svg:x1="21.375cm" svg:y1="6.75cm" svg:x2="21.375cm" svg:y2="8.75cm" draw:start-shape="id11" draw:end-shape="id21" draw:end-glue-point="0" svg:d="M21375 6750v2000" svg:viewBox="0 0 1 2001">
          <text:p/>
        </draw:connector>
        <draw:connector draw:style-name="gr2" draw:text-style-name="P2" draw:layer="layout" draw:type="curve" svg:x1="2.375cm" svg:y1="5.75cm" svg:x2="2.375cm" svg:y2="7.5cm" draw:start-shape="id7" draw:end-shape="id22" draw:end-glue-point="0" svg:d="M2375 5750v1750" svg:viewBox="0 0 1 1751">
          <text:p/>
        </draw:connector>
        <draw:connector draw:style-name="gr6" draw:text-style-name="P2" draw:layer="layout" draw:type="curve" svg:x1="5.75cm" svg:y1="5cm" svg:x2="3.5cm" svg:y2="5cm" draw:start-shape="id19" draw:end-shape="id7" draw:end-glue-point="1" svg:d="M5750 5000h-2250" svg:viewBox="0 0 2251 1">
          <text:p/>
        </draw:connector>
        <draw:connector draw:style-name="gr2" draw:text-style-name="P2" draw:layer="layout" draw:type="curve" svg:x1="2.375cm" svg:y1="9cm" svg:x2="5.125cm" svg:y2="11.5cm" draw:start-shape="id22" draw:start-glue-point="2" draw:end-shape="id23" draw:end-glue-point="0" svg:d="M2375 9000c0 1875 2750 625 2750 2500" svg:viewBox="0 0 2751 2501">
          <text:p/>
        </draw:connector>
        <draw:connector draw:style-name="gr2" draw:text-style-name="P2" draw:layer="layout" draw:type="curve" svg:x1="2.375cm" svg:y1="9cm" svg:x2="2.375cm" svg:y2="11.5cm" draw:start-shape="id22" draw:end-shape="id24" svg:d="M2375 9000v2500" svg:viewBox="0 0 1 2501">
          <text:p/>
        </draw:connector>
        <draw:connector draw:style-name="gr6" draw:text-style-name="P2" draw:layer="layout" draw:type="curve" svg:x1="11.125cm" svg:y1="4.25cm" svg:x2="11.125cm" svg:y2="2.75cm" draw:start-shape="id18" draw:end-shape="id20" draw:end-glue-point="2" svg:d="M11125 4250v-1500" svg:viewBox="0 0 1 1501">
          <text:p/>
        </draw:connector>
        <draw:connector draw:style-name="gr2" draw:text-style-name="P2" draw:layer="layout" draw:type="curve" svg:x1="10cm" svg:y1="2cm" svg:x2="8cm" svg:y2="2cm" draw:start-shape="id20" draw:end-shape="id8" svg:d="M10000 2000h-2000" svg:viewBox="0 0 2001 1">
          <text:p/>
        </draw:connector>
        <draw:connector draw:style-name="gr2" draw:text-style-name="P2" draw:layer="layout" draw:type="curve" svg:x1="6.875cm" svg:y1="5.75cm" svg:x2="6.125cm" svg:y2="7.75cm" draw:start-shape="id19" draw:start-glue-point="2" draw:end-shape="id16" svg:d="M6875 5750c0 1500-750 500-750 2000" svg:viewBox="0 0 751 2001">
          <text:p/>
        </draw:connector>
        <draw:connector draw:style-name="gr6" draw:text-style-name="P2" draw:layer="layout" draw:type="curve" svg:x1="8cm" svg:y1="5cm" svg:x2="10cm" svg:y2="5cm" draw:start-shape="id19" draw:end-shape="id18" draw:end-glue-point="3" svg:d="M8000 5000h2000" svg:viewBox="0 0 2001 1">
          <text:p/>
        </draw:connector>
        <draw:connector draw:style-name="gr2" draw:text-style-name="P2" draw:layer="layout" draw:type="curve" svg:x1="6.875cm" svg:y1="4.25cm" svg:x2="6.875cm" svg:y2="2.75cm" draw:start-shape="id19" draw:start-glue-point="0" draw:end-shape="id8" draw:end-glue-point="2" svg:d="M6875 4250v-1500" svg:viewBox="0 0 1 1501">
          <text:p/>
        </draw:connector>
        <draw:connector draw:style-name="gr2" draw:text-style-name="P2" draw:layer="layout" draw:type="curve" svg:x1="12.25cm" svg:y1="5cm" svg:x2="13.5cm" svg:y2="5cm" draw:start-shape="id18" draw:start-glue-point="1" draw:end-shape="id25" draw:end-glue-point="3" svg:d="M12250 5000h1250" svg:viewBox="0 0 1251 1">
          <text:p/>
        </draw:connector>
        <draw:custom-shape draw:style-name="gr3" draw:text-style-name="P3" xml:id="id26" draw:id="id26" draw:layer="layout" svg:width="2.25cm" svg:height="1.5cm" svg:x="13.5cm" svg:y="7cm">
          <text:p text:style-name="P1">25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625cm" svg:y1="5.75cm" svg:x2="14.625cm" svg:y2="7cm" draw:start-shape="id25" draw:start-glue-point="2" draw:end-shape="id26" draw:end-glue-point="0" svg:d="M14625 5750v1250" svg:viewBox="0 0 1 1251">
          <text:p/>
        </draw:connector>
        <draw:connector draw:style-name="gr2" draw:text-style-name="P2" draw:layer="layout" draw:type="curve" svg:x1="25.125cm" svg:y1="7.5cm" svg:x2="25.125cm" svg:y2="8.75cm" draw:start-shape="id27" draw:start-glue-point="2" draw:end-shape="id28" svg:d="M25125 7500v1250" svg:viewBox="0 0 1 1251">
          <text:p/>
        </draw:connector>
        <draw:connector draw:style-name="gr2" draw:text-style-name="P2" draw:layer="layout" draw:type="curve" svg:x1="21.375cm" svg:y1="10.25cm" svg:x2="21.375cm" svg:y2="12.75cm" draw:start-shape="id21" draw:start-glue-point="2" draw:end-shape="id10" svg:d="M21375 10250v2500" svg:viewBox="0 0 1 2501">
          <text:p/>
        </draw:connector>
        <draw:connector draw:style-name="gr2" draw:text-style-name="P2" draw:layer="layout" draw:type="curve" svg:x1="22.5cm" svg:y1="9.5cm" svg:x2="24cm" svg:y2="9.5cm" draw:start-shape="id21" draw:end-shape="id28" draw:end-glue-point="3" svg:d="M22500 9500h1500" svg:viewBox="0 0 1501 1">
          <text:p/>
        </draw:connector>
        <draw:connector draw:style-name="gr2" draw:text-style-name="P2" draw:layer="layout" draw:type="curve" svg:x1="24cm" svg:y1="13.5cm" svg:x2="22.5cm" svg:y2="9.5cm" draw:start-shape="id29" draw:start-glue-point="3" draw:end-shape="id21" svg:d="M24000 13500c-1125 0-375-4000-1500-4000" svg:viewBox="0 0 1501 4001">
          <text:p/>
        </draw:connector>
        <draw:connector draw:style-name="gr2" draw:text-style-name="P2" draw:layer="layout" draw:type="curve" svg:x1="21.375cm" svg:y1="14.25cm" svg:x2="21.375cm" svg:y2="15.5cm" draw:start-shape="id10" draw:start-glue-point="2" draw:end-shape="id30" draw:end-glue-point="0" svg:d="M21375 14250v1250" svg:viewBox="0 0 1 1251">
          <text:p/>
        </draw:connector>
        <draw:connector draw:style-name="gr2" draw:text-style-name="P2" draw:layer="layout" draw:type="curve" svg:x1="22.5cm" svg:y1="16.25cm" svg:x2="24cm" svg:y2="13.5cm" draw:start-shape="id30" draw:start-glue-point="1" draw:end-shape="id29" svg:d="M22500 16250c1125 0 375-2750 1500-2750" svg:viewBox="0 0 1501 2751">
          <text:p/>
        </draw:connector>
        <draw:connector draw:style-name="gr2" draw:text-style-name="P2" draw:layer="layout" draw:type="curve" svg:x1="2.375cm" svg:y1="13cm" svg:x2="2.375cm" svg:y2="14.5cm" draw:start-shape="id24" draw:end-shape="id31" svg:d="M2375 13000v1500" svg:viewBox="0 0 1 15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6T22:03:12.675000000</meta:creation-date>
    <dc:date>2022-02-27T01:15:02.659000000</dc:date>
    <meta:editing-duration>PT2H29M15S</meta:editing-duration>
    <meta:editing-cycles>1</meta:editing-cycles>
    <meta:document-statistic meta:object-count="68"/>
    <meta:generator>LibreOffice/7.3.0.3$Windows_X86_64 LibreOffice_project/0f246aa12d0eee4a0f7adcefbf7c878fc2238db3</meta:generator>
  </office:meta>
</office:document-meta>
</file>